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T5" style:parent-style-name="Standardstycketeckensnitt" style:family="text">
      <style:text-properties fo:language="en" fo:country="US"/>
    </style:style>
    <style:style style:name="T6" style:parent-style-name="Standardstycketeckensnitt" style:family="text">
      <style:text-properties fo:language="en" fo:country="US"/>
    </style:style>
    <style:style style:name="T7" style:parent-style-name="Standardstycketeckensnitt" style:family="text">
      <style:text-properties fo:language="en" fo:country="US"/>
    </style:style>
    <style:style style:name="T8" style:parent-style-name="Standardstycketeckensnitt" style:family="text">
      <style:text-properties fo:language="en" fo:country="US"/>
    </style:style>
    <style:style style:name="T9" style:parent-style-name="Standardstycketeckensnitt" style:family="text">
      <style:text-properties fo:language="en" fo:country="US"/>
    </style:style>
    <style:style style:name="T10" style:parent-style-name="Standardstycketeckensnitt" style:family="text">
      <style:text-properties fo:language="en" fo:country="US"/>
    </style:style>
    <style:style style:name="T11" style:parent-style-name="Standardstycketeckensnitt" style:family="text">
      <style:text-properties fo:language="en" fo:country="US"/>
    </style:style>
    <style:style style:name="T12" style:parent-style-name="Standardstycketeckensnitt" style:family="text">
      <style:text-properties fo:language="en" fo:country="US"/>
    </style:style>
    <style:style style:name="T13" style:parent-style-name="Standardstycketeckensnitt" style:family="text">
      <style:text-properties fo:language="en" fo:country="US"/>
    </style:style>
    <style:style style:name="T14" style:parent-style-name="Standardstycketeckensnitt" style:family="text">
      <style:text-properties fo:language="en" fo:country="US"/>
    </style:style>
    <style:style style:name="T15" style:parent-style-name="Standardstycketeckensnitt" style:family="text">
      <style:text-properties fo:language="en" fo:country="US"/>
    </style:style>
    <style:style style:name="T16" style:parent-style-name="Standardstycketeckensnitt" style:family="text">
      <style:text-properties fo:language="en" fo:country="US"/>
    </style:style>
    <style:style style:name="T17" style:parent-style-name="Standardstycketeckensnitt" style:family="text">
      <style:text-properties fo:language="en" fo:country="US"/>
    </style:style>
    <style:style style:name="T18" style:parent-style-name="Standardstycketeckensnitt" style:family="text">
      <style:text-properties fo:language="en" fo:country="US"/>
    </style:style>
    <style:style style:name="T19" style:parent-style-name="Standardstycketeckensnitt" style:family="text">
      <style:text-properties fo:language="en" fo:country="US"/>
    </style:style>
    <style:style style:name="T20" style:parent-style-name="Standardstycketeckensnitt" style:family="text">
      <style:text-properties fo:language="en" fo:country="US"/>
    </style:style>
    <style:style style:name="T21" style:parent-style-name="Standardstycketeckensnitt" style:family="text">
      <style:text-properties fo:language="en" fo:country="US"/>
    </style:style>
    <style:style style:name="T22" style:parent-style-name="Standardstycketeckensnitt" style:family="text">
      <style:text-properties fo:language="en" fo:country="US"/>
    </style:style>
    <style:style style:name="T23" style:parent-style-name="Standardstycketeckensnitt" style:family="text">
      <style:text-properties fo:language="en" fo:country="US"/>
    </style:style>
    <style:style style:name="T24" style:parent-style-name="Standardstycketeckensnitt" style:family="text">
      <style:text-properties fo:language="en" fo:country="US"/>
    </style:style>
    <style:style style:name="T25" style:parent-style-name="Standardstycketeckensnitt" style:family="text">
      <style:text-properties fo:language="en" fo:country="US"/>
    </style:style>
    <style:style style:name="T26" style:parent-style-name="Standardstycketeckensnitt" style:family="text">
      <style:text-properties fo:language="en" fo:country="US"/>
    </style:style>
    <style:style style:name="T27" style:parent-style-name="Standardstycketeckensnitt" style:family="text">
      <style:text-properties fo:language="en" fo:country="US"/>
    </style:style>
    <style:style style:name="T28" style:parent-style-name="Standardstycketeckensnitt" style:family="text">
      <style:text-properties fo:language="en" fo:country="US"/>
    </style:style>
    <style:style style:name="T29" style:parent-style-name="Standardstycketeckensnitt" style:family="text">
      <style:text-properties fo:language="en" fo:country="US"/>
    </style:style>
    <style:style style:name="T30" style:parent-style-name="Standardstycketeckensnitt" style:family="text">
      <style:text-properties fo:language="en" fo:country="US"/>
    </style:style>
    <style:style style:name="T31" style:parent-style-name="Standardstycketeckensnitt" style:family="text">
      <style:text-properties fo:language="en" fo:country="US"/>
    </style:style>
    <style:style style:name="T32" style:parent-style-name="Standardstycketeckensnitt" style:family="text">
      <style:text-properties fo:language="en" fo:country="US"/>
    </style:style>
    <style:style style:name="T33" style:parent-style-name="Standardstycketeckensnitt" style:family="text">
      <style:text-properties fo:language="en" fo:country="US"/>
    </style:style>
    <style:style style:name="T34" style:parent-style-name="Standardstycketeckensnitt" style:family="text">
      <style:text-properties fo:language="en" fo:country="US"/>
    </style:style>
    <style:style style:name="T35" style:parent-style-name="Standardstycketeckensnitt" style:family="text">
      <style:text-properties fo:language="en" fo:country="US"/>
    </style:style>
    <style:style style:name="T36" style:parent-style-name="Standardstycketeckensnitt" style:family="text">
      <style:text-properties fo:language="en" fo:country="US"/>
    </style:style>
    <style:style style:name="T37" style:parent-style-name="Standardstycketeckensnitt" style:family="text">
      <style:text-properties fo:language="en" fo:country="US"/>
    </style:style>
    <style:style style:name="T38" style:parent-style-name="Standardstycketeckensnitt" style:family="text">
      <style:text-properties fo:language="en" fo:country="US"/>
    </style:style>
    <style:style style:name="T39" style:parent-style-name="Standardstycketeckensnitt" style:family="text">
      <style:text-properties fo:language="en" fo:country="US"/>
    </style:style>
    <style:style style:name="T40" style:parent-style-name="Standardstycketeckensnitt" style:family="text">
      <style:text-properties fo:language="en" fo:country="US"/>
    </style:style>
    <style:style style:name="T41" style:parent-style-name="Standardstycketeckensnitt" style:family="text">
      <style:text-properties fo:language="en" fo:country="US"/>
    </style:style>
    <style:style style:name="T42" style:parent-style-name="Standardstycketeckensnitt" style:family="text">
      <style:text-properties fo:language="en" fo:country="US"/>
    </style:style>
    <style:style style:name="T43" style:parent-style-name="Standardstycketeckensnitt" style:family="text">
      <style:text-properties fo:language="en" fo:country="US"/>
    </style:style>
    <style:style style:name="T44" style:parent-style-name="Standardstycketeckensnitt" style:family="text">
      <style:text-properties fo:language="en" fo:country="US"/>
    </style:style>
    <style:style style:name="T45" style:parent-style-name="Standardstycketeckensnitt" style:family="text">
      <style:text-properties fo:language="en" fo:country="US"/>
    </style:style>
    <style:style style:name="T46" style:parent-style-name="Standardstycketeckensnitt" style:family="text">
      <style:text-properties fo:language="en" fo:country="US"/>
    </style:style>
    <style:style style:name="T47" style:parent-style-name="Standardstycketeckensnitt" style:family="text">
      <style:text-properties fo:language="en" fo:country="US"/>
    </style:style>
    <style:style style:name="T48" style:parent-style-name="Standardstycketeckensnitt" style:family="text">
      <style:text-properties fo:language="en" fo:country="US"/>
    </style:style>
    <style:style style:name="T49" style:parent-style-name="Standardstycketeckensnitt" style:family="text">
      <style:text-properties fo:language="en" fo:country="US"/>
    </style:style>
    <style:style style:name="T50" style:parent-style-name="Standardstycketeckensnitt" style:family="text">
      <style:text-properties fo:language="en" fo:country="US"/>
    </style:style>
    <style:style style:name="T51" style:parent-style-name="Standardstycketeckensnitt" style:family="text">
      <style:text-properties fo:language="en" fo:country="US"/>
    </style:style>
  </office:automatic-styles>
  <office:body>
    <office:text text:use-soft-page-breaks="true">
      <text:p text:style-name="P1">We had some problems<text:s/>with<text:s/>the code witch<text:s/>gave<text:s/>as a<text:s/>ridicules<text:s/>amount of<text:s/>collisions. We discovered that it was because<text:s/>of<text:s/>ours<text:s/>hashing<text:s/>method<text:s/>that gave a<text:s/>really<text:s/>bad<text:s/>variation<text:s/>of integers.<text:s/>Thiess<text:s/>result in a bad load factor in the second<text:s/>variation. When we fixed the hashing<text:s/>method<text:s/>the number of<text:s/>collisions<text:s/>went down to<text:s/>resemble<text:s/>values.\\</text:p>
      <text:p text:style-name="P2"/>
      <text:p text:style-name="P3">When the hash table<text:s/>size is big and the elements to<text:s/>insert<text:s/>small<text:s/>is the number of<text:s/>collisions<text:s/>really small.<text:s/>this<text:s/>was<text:s/>expected, to image it<text:s/>on a big parking with<text:s/>fuel<text:s/>cars is it easy to find an empty slot but on a small parking with many cars is it hard to<text:s/>find an empty slot<text:s/>to<text:s/>park in.\\</text:p>
      <text:p text:style-name="P4"/>
      <text:p text:style-name="Standard"><text:span text:style-name="T5">While the has</text:span><text:span text:style-name="T6">h table has a low load fac</text:span><text:span text:style-name="T7">tor is<text:s/></text:span><text:span text:style-name="T8">liner</text:span><text:span text:style-name="T9"><text:s/>probing a good way to<text:s/></text:span><text:span text:style-name="T10">store data. When the load fac</text:span><text:span text:style-name="T11">tor is hay is the many c</text:span><text:span text:style-name="T12">ol</text:span><text:span text:style-name="T13">li</text:span><text:span text:style-name="T14">s</text:span><text:span text:style-name="T15">ions and many insertion fails (second variation). The extra works col</text:span><text:span text:style-name="T16">l</text:span><text:span text:style-name="T17">i</text:span><text:span text:style-name="T18">sion cause</text:span><text:span text:style-name="T19"><text:s/>is<text:s/></text:span><text:span text:style-name="T20">really</text:span><text:span text:style-name="T21"><text:s/>bad f</text:span><text:span text:style-name="T22">or the runtime. The insertion fails<text:s/></text:span><text:span text:style-name="T23">are</text:span><text:span text:style-name="T24"><text:s/></text:span><text:span text:style-name="T25">wa</text:span><text:span text:style-name="T26">ry</text:span><text:span text:style-name="T27"><text:s/></text:span><text:span text:style-name="T28">bad</text:span><text:span text:style-name="T29"><text:s/>for the run time<text:s/></text:span><text:span text:style-name="T30">especially</text:span><text:span text:style-name="T31"><text:s/>if you don’t give up after one rehashing.<text:s/></text:span><text:span text:style-name="T32">We did only o</text:span><text:span text:style-name="T33">ne rehas</text:span><text:span text:style-name="T34">h</text:span><text:span text:style-name="T35">ing<text:s/></text:span><text:span text:style-name="T36">before</text:span><text:span text:style-name="T37"><text:s/>giving up on that element.<text:s/></text:span><text:span text:style-name="T38">Our rehashing has a low rat of fixing the insertion fail, i</text:span><text:span text:style-name="T39">f the has</text:span><text:span text:style-name="T40">h</text:span><text:span text:style-name="T41"><text:s/>tab</text:span><text:span text:style-name="T42">l</text:span><text:span text:style-name="T43">e</text:span><text:span text:style-name="T44"><text:s/>size increases wen a rehas</text:span><text:span text:style-name="T45">h</text:span><text:span text:style-name="T46">ing happens is the rehas</text:span><text:span text:style-name="T47">h</text:span><text:span text:style-name="T48">ing mor</text:span><text:span text:style-name="T49">e</text:span><text:span text:style-name="T50"><text:s/>likel</text:span><text:span text:style-name="T51">y to fix the insertion fail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v" fo:country="S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Beskrivning" style:display-name="Beskrivni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amuel Karlsson</dc:creator>
    <meta:creation-date>2015-12-07T22:34:00Z</meta:creation-date>
    <dc:date>2015-12-07T22:36:00Z</dc:date>
    <meta:template xlink:href="Normal" xlink:type="simple"/>
    <meta:editing-cycles>6</meta:editing-cycles>
    <meta:editing-duration>PT2520S</meta:editing-duration>
    <meta:document-statistic meta:page-count="1" meta:paragraph-count="2" meta:word-count="191" meta:character-count="1203" meta:row-count="8" meta:non-whitespace-character-count="1014"/>
  </office:meta>
</office:document-meta>
</file>